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rlBasedViewResolverRegistration.UrlBasedViewResolverRegistration( UrlBasedViewResolver viewResol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UrlBasedViewResolverRegistration.suffix( String suffi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UrlBasedViewResolverRegistration.viewClass( Class &lt; ? &gt; view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UrlBasedViewResolverRegistration.prefix( String prefi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UrlBasedViewResolverRegistration.getViewResol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rlBasedViewResolverRegistration.viewNames( String ... viewNam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